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5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676cm" svg:height="0.725cm" svg:x="4.866cm" svg:y="4.231cm">
          <draw:text-box>
            <text:p text:style-name="P1"><text:span text:style-name="T1"><text:s text:c="65"/></text:span><text:span text:style-name="T1">interrupt <text:s text:c="24"/>mode <text:s text:c="7"/></text:span><text:span text:style-name="T2"><text:s text:c="2"/></text:span><text:span text:style-name="T1">condition flag</text:span></text:p>
          </draw:text-box>
        </draw:frame>
        <draw:line draw:style-name="gr2" draw:text-style-name="P2" draw:layer="layout" svg:x1="4.866cm" svg:y1="4.995cm" svg:x2="19.09cm" svg:y2="4.995cm">
          <text:p/>
        </draw:line>
        <draw:custom-shape draw:style-name="gr3" draw:text-style-name="P3" draw:layer="layout" svg:width="0.508cm" svg:height="0.889cm" svg:x="17.057cm" svg:y="5.318cm">
          <text:p text:style-name="P2"><text:span text:style-name="T2">V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89cm" svg:x="17.566cm" svg:y="5.317cm">
          <text:p text:style-name="P2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889cm" svg:x="16.062cm" svg:y="5.317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866cm" svg:y1="4.868cm" svg:x2="4.866cm" svg:y2="5.122cm">
          <text:p/>
        </draw:line>
        <draw:line draw:style-name="gr2" draw:text-style-name="P2" draw:layer="layout" svg:x1="11.216cm" svg:y1="4.868cm" svg:x2="11.216cm" svg:y2="5.122cm">
          <text:p/>
        </draw:line>
        <draw:line draw:style-name="gr2" draw:text-style-name="P2" draw:layer="layout" svg:x1="14.955cm" svg:y1="4.867cm" svg:x2="14.955cm" svg:y2="5.121cm">
          <text:p/>
        </draw:line>
        <draw:line draw:style-name="gr2" draw:text-style-name="P2" draw:layer="layout" svg:x1="16.57cm" svg:y1="4.866cm" svg:x2="16.57cm" svg:y2="5.12cm">
          <text:p/>
        </draw:line>
        <draw:line draw:style-name="gr2" draw:text-style-name="P2" draw:layer="layout" svg:x1="17.027cm" svg:y1="4.865cm" svg:x2="17.027cm" svg:y2="5.119cm">
          <text:p/>
        </draw:line>
        <draw:line draw:style-name="gr2" draw:text-style-name="P2" draw:layer="layout" svg:x1="19.1cm" svg:y1="4.864cm" svg:x2="19.1cm" svg:y2="5.118cm">
          <text:p/>
        </draw:line>
        <draw:frame draw:style-name="gr1" draw:text-style-name="P1" draw:layer="layout" svg:width="17.78cm" svg:height="0.725cm" svg:x="1.569cm" svg:y="6.118cm">
          <draw:text-box>
            <text:p text:style-name="P1"><text:span text:style-name="T2"><text:s/></text:span><text:span text:style-name="T2">SW:</text:span><text:span text:style-name="T1"> Status word <text:s text:c="78"/>13 <text:s text:c="25"/>8-6 <text:s text:c="4"/>5 <text:s text:c="2"/>4 <text:s text:c="2"/>3 <text:s text:c="3"/>2 <text:s text:c="2"/>1 <text:s text:c="2"/>0</text:span></text:p>
          </draw:text-box>
        </draw:frame>
        <draw:custom-shape draw:style-name="gr3" draw:text-style-name="P3" draw:layer="layout" svg:width="0.508cm" svg:height="0.89cm" svg:x="18.059cm" svg:y="5.316cm">
          <text:p text:style-name="P2"><text:span text:style-name="T2">Z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89cm" svg:x="18.578cm" svg:y="5.315cm">
          <text:p text:style-name="P2"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889cm" svg:x="16.562cm" svg:y="5.3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86cm" svg:height="0.889cm" svg:x="14.97cm" svg:y="5.317cm">
          <text:p text:style-name="P2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68cm" svg:height="0.89cm" svg:x="12.811cm" svg:y="5.3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9cm" svg:height="0.889cm" svg:x="11.284cm" svg:y="5.3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5cm" svg:height="0.89cm" svg:x="4.81cm" svg:y="5.3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89cm" svg:x="12.287cm" svg:y="5.316cm">
          <text:p text:style-name="P2"><text:span text:style-name="T2">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5T08:48:30</meta:creation-date>
    <dc:date>2013-11-15T10:24:54</dc:date>
    <meta:editing-duration>PT48M10S</meta:editing-duration>
    <meta:editing-cycles>5</meta:editing-cycles>
    <meta:generator>LibreOffice/3.5$Linux_X86_64 LibreOffice_project/350m1$Build-2</meta:generator>
    <meta:document-statistic meta:object-count="20"/>
  </office:meta>
</office:document-meta>
</file>